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66cm" draw:marker-end="Rounded_20_short_20_Arrow" draw:marker-end-width="0.203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dash" draw:stroke-dash="Ultra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svg:stroke-color="#666666" draw:fill-color="#6666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fo:language="fr" fo:country="FR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2.921cm" svg:x="13.192cm" svg:y="13.919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1" draw:layer="layout" svg:width="4.087cm" svg:height="0.818cm" svg:x="13.615cm" svg:y="15.25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1" xml:id="id4" draw:id="id4" draw:layer="layout" svg:width="2.032cm" svg:height="1.016cm" svg:x="2.119cm" svg:y="13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663cm" svg:height="0.636cm" svg:x="2.803cm" svg:y="13.71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4" draw:text-style-name="P1" draw:layer="layout" draw:type="line" svg:x1="7.852cm" svg:y1="13.035cm" svg:x2="9.42cm" svg:y2="14.035cm" draw:start-shape="id1" draw:start-glue-point="1" draw:end-shape="id2" draw:end-glue-point="3" svg:d="M7852 13035l1568 1000" svg:viewBox="0 0 1569 1001">
          <text:p/>
        </draw:connector>
        <draw:connector draw:style-name="gr4" draw:text-style-name="P1" draw:layer="layout" draw:type="line" svg:x1="7.852cm" svg:y1="15.235cm" svg:x2="9.42cm" svg:y2="14.035cm" draw:start-shape="id3" draw:start-glue-point="1" draw:end-shape="id2" draw:end-glue-point="3" svg:d="M7852 15235l1568-1200" svg:viewBox="0 0 1569 1201">
          <text:p/>
        </draw:connector>
        <draw:custom-shape draw:style-name="gr5" draw:text-style-name="P1" draw:layer="layout" svg:width="10.033cm" svg:height="6.096cm" svg:x="1.889cm" svg:y="12.0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78cm" svg:height="0.889cm" draw:transform="skewX (-0.0146607657167524) rotate (-0.0151843644923509) translate (10.887cm 15.02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5.715cm" svg:height="1.139cm" svg:x="4.061cm" svg:y="11.135cm">
          <draw:text-box>
            <text:p><text:span text:style-name="T1">Graphe</text:span><text:span text:style-name="T2"> </text:span><text:span text:style-name="T1">de</text:span><text:span text:style-name="T2"> </text:span><text:span text:style-name="T1">dépendance</text:span><text:span text:style-name="T2"> </text:span></text:p>
          </draw:text-box>
        </draw:frame>
        <draw:frame draw:style-name="gr7" draw:text-style-name="P2" draw:layer="layout" svg:width="4.872cm" svg:height="1.139cm" svg:x="13.169cm" svg:y="13.011cm">
          <draw:text-box>
            <text:p><text:span text:style-name="T1">Annuaire</text:span><text:span text:style-name="T2"> </text:span><text:span text:style-name="T1">de</text:span><text:span text:style-name="T2"> services </text:span></text:p>
          </draw:text-box>
        </draw:frame>
        <draw:custom-shape draw:style-name="gr8" draw:text-style-name="P1" draw:layer="layout" svg:width="17.526cm" svg:height="9.525cm" draw:transform="skewX (-0.0148352986419518) translate (12.176cm 20.304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151cm" svg:y1="14.034cm" svg:x2="5.82cm" svg:y2="13.035cm" draw:start-shape="id4" draw:end-shape="id1" draw:end-glue-point="3" svg:d="M4151 14034l1669-999" svg:viewBox="0 0 1670 1000">
          <text:p/>
        </draw:connector>
        <draw:custom-shape draw:style-name="gr8" draw:text-style-name="P1" draw:layer="layout" svg:width="16.637cm" svg:height="7.874cm" draw:transform="skewX (0.000174532925199433) translate (1.636cm 11.1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.032cm" svg:height="1.016cm" svg:x="5.82cm" svg:y="12.5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663cm" svg:height="0.636cm" svg:x="6.504cm" svg:y="12.71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1" xml:id="id2" draw:id="id2" draw:layer="layout" svg:width="2.032cm" svg:height="1.016cm" svg:x="9.42cm" svg:y="13.5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663cm" svg:height="0.636cm" svg:x="10.104cm" svg:y="13.71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0.663cm" svg:height="0.636cm" svg:x="2.804cm" svg:y="13.71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" draw:text-style-name="P1" xml:id="id3" draw:id="id3" draw:layer="layout" svg:width="2.032cm" svg:height="1.016cm" svg:x="5.82cm" svg:y="14.7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663cm" svg:height="0.636cm" svg:x="6.504cm" svg:y="14.91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1" xml:id="id5" draw:id="id5" draw:layer="layout" svg:width="2.032cm" svg:height="1.016cm" svg:x="3.12cm" svg:y="16.5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078cm" svg:height="0.665cm" svg:x="3.804cm" svg:y="16.71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1" xml:id="id6" draw:id="id6" draw:layer="layout" svg:width="2.032cm" svg:height="1.016cm" svg:x="8.821cm" svg:y="16.5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678cm" svg:height="0.665cm" svg:x="9.505cm" svg:y="16.71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4" draw:text-style-name="P1" draw:layer="layout" draw:type="line" svg:x1="5.152cm" svg:y1="17.035cm" svg:x2="8.821cm" svg:y2="17.036cm" draw:start-shape="id5" draw:start-glue-point="1" draw:end-shape="id6" draw:end-glue-point="3" svg:d="M5152 17035l3669 1" svg:viewBox="0 0 3670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1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7T18:58:49.483984993</meta:creation-date>
    <dc:date>2016-01-15T23:41:21.756003511</dc:date>
    <dc:creator>Salah Eddine</dc:creator>
    <meta:editing-duration>PT26M47S</meta:editing-duration>
    <meta:editing-cycles>32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math xmlns="http://www.w3.org/1998/Math/MathML" display="block">
  <semantics>
    <mrow>
      <mrow>
        <mi>R</mi>
        <mo stretchy="false">=</mo>
        <mo stretchy="false">{</mo>
      </mrow>
      <msub>
        <mi>S</mi>
        <mn>0,</mn>
      </msub>
      <mn>...</mn>
      <mi>,</mi>
      <msub>
        <mi>S</mi>
        <mi>n</mi>
      </msub>
      <mo stretchy="false">}</mo>
    </mrow>
    <annotation encoding="StarMath 5.0">R=\{ S_0, ..., S_n \}</annotation>
  </semantics>
</math>
</file>

<file path=Object 10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n-1}</annotation>
  </semantics>
</math>
</file>

<file path=Object 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4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5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8/content.xml><?xml version="1.0" encoding="utf-8"?>
<math xmlns="http://www.w3.org/1998/Math/MathML" display="block">
  <semantics>
    <msub>
      <mi>S</mi>
      <mn>0</mn>
    </msub>
    <annotation encoding="StarMath 5.0">S_0</annotation>
  </semantics>
</math>
</file>